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xploring Android Build</text:p>
          </draw:text-box>
        </draw:frame>
        <draw:frame presentation:style-name="pr2" draw:layer="layout" svg:width="24.639cm" svg:height="12.179cm" svg:x="1.4cm" svg:y="4.914cm" presentation:class="subtitle">
          <draw:text-box>
            <text:p>Mageswaran 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tform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Freescale:</text:p>
                <text:list>
                  <text:list-item>
                    <text:p>IMX6Q SabrAuto</text:p>
                  </text:list-item>
                </text:list>
              </text:list-item>
              <text:list-item>
                <text:p>TI</text:p>
                <text:list>
                  <text:list-item>
                    <text:p>Jacinto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sump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NDROID_ROOT = /path/to/Android/src</text:p>
              </text:list-item>
              <text:list-item>
                <text:p>$ : stands for terminal commands</text:p>
              </text:list-item>
              <text:list-item>
                <text:p>$(warning yourMSG) – build debug pri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room for our custom-Buil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reate folder in following structure</text:p>
                <text:list>
                  <text:list-item>
                    <text:p><text:span text:style-name="T1">ANDROID_ROOT/device/vendorName/productName</text:span></text:p>
                  </text:list-item>
                  <text:list-item>
                    <text:p><text:span text:style-name="T1">Eg: ANDROID_ROOT/device/mageswaran/iViz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 us add Address to our c-Buil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reate a file called <text:span text:style-name="T2">vendorsetup.sh</text:span> and add <text:span text:style-name="T2">add_lunch_combo</text:span> <text:span text:style-name="T2">iVizon-eng</text:span></text:p>
              </text:list-item>
              <text:list-item>
                <text:p><text:span text:style-name="T2">*-eng </text:span><text:span text:style-name="T3">is important, as it says your build is a engineer build (try outs)</text:span></text:p>
              </text:list-item>
              <text:list-item>
                <text:p><text:span text:style-name="T3">Other flags are </text:span><text:span text:style-name="T2">*-user</text:span><text:span text:style-name="T3">, </text:span><text:span text:style-name="T2">*-userdebu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to check our addres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 ANDROID_ROOT</text:p>
                <text:list>
                  <text:list-item>
                    <text:p>$source build/envsetup.sh</text:p>
                  </text:list-item>
                  <text:list-item>
                    <text:p>$lunch</text:p>
                  </text:list-item>
                </text:list>
              </text:list-item>
              <text:list-item>
                <text:p>Happy to see out iVizon in the list, real war yet to st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s define BoardConfig fi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Add a file called BoardConfig.mk</text:p>
                <text:list>
                  <text:list-item>
                    <text:p>One area where the Android knows all about your processor boad and pheripherals</text:p>
                  </text:list-item>
                </text:list>
              </text:list-item>
              <text:list-item>
                <text:p>We will split this into different sections and include as headers in BoardConfig.m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C - build-id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Create a file build-id.mk and add</text:p>
                <text:list>
                  <text:list-item>
                    <text:p>$(warning entry)</text:p>
                  </text:list-item>
                  <text:list-item>
                    <text:p>export BUILD_ID=versionNumber</text:p>
                  </text:list-item>
                  <text:list-item>
                    <text:p>$(warning ex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tyam </meta:initial-creator>
    <meta:creation-date>2014-04-15T12:11:20</meta:creation-date>
    <meta:generator>LibreOffice/3.5$Linux_X86_64 LibreOffice_project/350m1$Build-2</meta:generator>
    <dc:date>2014-04-15T14:50:54</dc:date>
    <dc:creator>satyam </dc:creator>
    <meta:editing-duration>PT2H37M35S</meta:editing-duration>
    <meta:editing-cycles>19</meta:editing-cycles>
    <meta:document-statistic meta:object-count="53"/>
  </office:meta>
</office:document-meta>
</file>